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6" office:value-type="string" calcext:value-type="string">
            <text:p>Mens. 09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0-31" calcext:value-type="date">
            <text:p>31/10/2025</text:p>
          </table:table-cell>
          <table:table-cell table:style-name="ce26" office:value-type="string" calcext:value-type="string">
            <text:p>Mens. 10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1-07" calcext:value-type="date">
            <text:p>07/11/2025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1-30" calcext:value-type="date">
            <text:p>30/11/2025</text:p>
          </table:table-cell>
          <table:table-cell table:style-name="ce26" office:value-type="string" calcext:value-type="string">
            <text:p>Mens. 11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2-10" calcext:value-type="date">
            <text:p>10/12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2-31" calcext:value-type="date">
            <text:p>31/12/2025</text:p>
          </table:table-cell>
          <table:table-cell table:style-name="ce26" office:value-type="string" calcext:value-type="string">
            <text:p>Mens. 1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6-01-07" calcext:value-type="date">
            <text:p>07/01/2026</text:p>
          </table:table-cell>
          <table:table-cell table:style-name="ce28" table:formula="of:=[.C7]-[.F7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6-01-31" calcext:value-type="date">
            <text:p>31/01/2026</text:p>
          </table:table-cell>
          <table:table-cell table:style-name="ce26" office:value-type="string" calcext:value-type="string">
            <text:p>Mens. 01/2026 (A.C.)</text:p>
          </table:table-cell>
          <table:table-cell table:style-name="ce28" office:value-type="float" office:value="280" calcext:value-type="float">
            <text:p>28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8]-[.F8]" office:value-type="float" office:value="280" calcext:value-type="float">
            <text:p>28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6-02-28" calcext:value-type="date">
            <text:p>28/02/2026</text:p>
          </table:table-cell>
          <table:table-cell table:style-name="ce26" office:value-type="string" calcext:value-type="string">
            <text:p>Mens. 02/2026 (A.C.)</text:p>
          </table:table-cell>
          <table:table-cell table:style-name="ce28" office:value-type="float" office:value="280" calcext:value-type="float">
            <text:p>28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9]-[.F9]" office:value-type="float" office:value="280" calcext:value-type="float">
            <text:p>28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9])" office:value-type="float" office:value="560" calcext:value-type="float">
            <text:p>560,00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3.8145948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3.815683847">00:00:00</text:time></text:span><text:span text:style-name="MT2"><text:time style:data-style-name="N2" text:time-value="11:13:03.815707117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3-02T11:13:04.117917736</dc:date>
    <meta:editing-cycles>696</meta:editing-cycles>
    <meta:editing-duration>PT57M9S</meta:editing-duration>
    <meta:print-date>2022-07-04T10:09:13.162219555</meta:print-date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